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2]/50*0.15 + [.P2]/50*0.15 + [.Q2]/100*0.2" office:value-type="float" office:value="0.198" calcext:value-type="float">
            <text:p>0.198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V2] + [.AB2] + [.AE2]" office:value-type="float" office:value="0" calcext:value-type="float">
            <text:p>0.00000</text:p>
          </table:table-cell>
          <table:table-cell table:style-name="ce15" table:formula="of:=IF([.AG2]&gt;=0.9875;&quot;A+&quot;;  IF([.AG2]&gt;=0.94; &quot;A&quot;; IF([.AG2]&gt;=0.9; &quot;A-&quot;; IF([.AG2]&gt;=0.87; &quot;B+&quot;; IF([.AG2]&gt;=0.84;&quot;B&quot;; IF([.AG2]&gt;=0.8; &quot;B-&quot;; IF([.AG2]&gt;=0.77; &quot;C+&quot;; IF([.AG2]&gt;=0.74;&quot;C&quot;; IF([.AG2]&gt;=0.7; &quot;C-&quot;; IF([.AG2]&gt;=0.67; &quot;D+&quot;; IF([.AG2]&gt;=0.64;&quot;D&quot;; IF([.AG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3]/50*0.15 + [.P3]/50*0.15 + [.Q3]/100*0.2" office:value-type="float" office:value="0.174" calcext:value-type="float">
            <text:p>0.1740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V3] + [.AB3] + [.AE3]" office:value-type="float" office:value="0" calcext:value-type="float">
            <text:p>0.00000</text:p>
          </table:table-cell>
          <table:table-cell table:style-name="ce15" table:formula="of:=IF([.AG3]&gt;=0.9875;&quot;A+&quot;;  IF([.AG3]&gt;=0.94; &quot;A&quot;; IF([.AG3]&gt;=0.9; &quot;A-&quot;; IF([.AG3]&gt;=0.87; &quot;B+&quot;; IF([.AG3]&gt;=0.84;&quot;B&quot;; IF([.AG3]&gt;=0.8; &quot;B-&quot;; IF([.AG3]&gt;=0.77; &quot;C+&quot;; IF([.AG3]&gt;=0.74;&quot;C&quot;; IF([.AG3]&gt;=0.7; &quot;C-&quot;; IF([.AG3]&gt;=0.67; &quot;D+&quot;; IF([.AG3]&gt;=0.64;&quot;D&quot;; IF([.AG3]&gt;=0.6; &quot;D-&quot;; &quot;F&quot;))))))))))))" office:value-type="string" office:string-value="F" calcext:value-type="string">
            <text:p>F</text:p>
          </table:table-cell>
          <table:table-cell table:style-name="ce17" table:formula="of:=VLOOKUP([.AH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table:number-columns-repeated="2"/>
          <table:table-cell table:style-name="ce7" table:formula="of:=[.O4]/50*0.15 + [.P4]/50*0.15 + [.Q4]/100*0.2" office:value-type="float" office:value="0.294" calcext:value-type="float">
            <text:p>0.29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V4] + [.AB4] + [.AE4]" office:value-type="float" office:value="0" calcext:value-type="float">
            <text:p>0.00000</text:p>
          </table:table-cell>
          <table:table-cell table:style-name="ce15" table:formula="of:=IF([.AG4]&gt;=0.9875;&quot;A+&quot;;  IF([.AG4]&gt;=0.94; &quot;A&quot;; IF([.AG4]&gt;=0.9; &quot;A-&quot;; IF([.AG4]&gt;=0.87; &quot;B+&quot;; IF([.AG4]&gt;=0.84;&quot;B&quot;; IF([.AG4]&gt;=0.8; &quot;B-&quot;; IF([.AG4]&gt;=0.77; &quot;C+&quot;; IF([.AG4]&gt;=0.74;&quot;C&quot;; IF([.AG4]&gt;=0.7; &quot;C-&quot;; IF([.AG4]&gt;=0.67; &quot;D+&quot;; IF([.AG4]&gt;=0.64;&quot;D&quot;; IF([.AG4]&gt;=0.6; &quot;D-&quot;; &quot;F&quot;))))))))))))" office:value-type="string" office:string-value="F" calcext:value-type="string">
            <text:p>F</text:p>
          </table:table-cell>
          <table:table-cell table:style-name="ce17" table:formula="of:=VLOOKUP([.AH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table:number-columns-repeated="2"/>
          <table:table-cell table:style-name="ce7" table:formula="of:=[.O5]/50*0.15 + [.P5]/50*0.15 + [.Q5]/100*0.2" office:value-type="float" office:value="0.177" calcext:value-type="float">
            <text:p>0.177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V5] + [.AB5] + [.AE5]" office:value-type="float" office:value="0" calcext:value-type="float">
            <text:p>0.00000</text:p>
          </table:table-cell>
          <table:table-cell table:style-name="ce15" table:formula="of:=IF([.AG5]&gt;=0.9875;&quot;A+&quot;;  IF([.AG5]&gt;=0.94; &quot;A&quot;; IF([.AG5]&gt;=0.9; &quot;A-&quot;; IF([.AG5]&gt;=0.87; &quot;B+&quot;; IF([.AG5]&gt;=0.84;&quot;B&quot;; IF([.AG5]&gt;=0.8; &quot;B-&quot;; IF([.AG5]&gt;=0.77; &quot;C+&quot;; IF([.AG5]&gt;=0.74;&quot;C&quot;; IF([.AG5]&gt;=0.7; &quot;C-&quot;; IF([.AG5]&gt;=0.67; &quot;D+&quot;; IF([.AG5]&gt;=0.64;&quot;D&quot;; IF([.AG5]&gt;=0.6; &quot;D-&quot;; &quot;F&quot;))))))))))))" office:value-type="string" office:string-value="F" calcext:value-type="string">
            <text:p>F</text:p>
          </table:table-cell>
          <table:table-cell table:style-name="ce17" table:formula="of:=VLOOKUP([.AH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table:number-columns-repeated="2"/>
          <table:table-cell table:style-name="ce7" table:formula="of:=[.O6]/50*0.15 + [.P6]/50*0.15 + [.Q6]/100*0.2" office:value-type="float" office:value="0.174" calcext:value-type="float">
            <text:p>0.174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V6] + [.AB6] + [.AE6]" office:value-type="float" office:value="0" calcext:value-type="float">
            <text:p>0.00000</text:p>
          </table:table-cell>
          <table:table-cell table:style-name="ce15" table:formula="of:=IF([.AG6]&gt;=0.9875;&quot;A+&quot;;  IF([.AG6]&gt;=0.94; &quot;A&quot;; IF([.AG6]&gt;=0.9; &quot;A-&quot;; IF([.AG6]&gt;=0.87; &quot;B+&quot;; IF([.AG6]&gt;=0.84;&quot;B&quot;; IF([.AG6]&gt;=0.8; &quot;B-&quot;; IF([.AG6]&gt;=0.77; &quot;C+&quot;; IF([.AG6]&gt;=0.74;&quot;C&quot;; IF([.AG6]&gt;=0.7; &quot;C-&quot;; IF([.AG6]&gt;=0.67; &quot;D+&quot;; IF([.AG6]&gt;=0.64;&quot;D&quot;; IF([.AG6]&gt;=0.6; &quot;D-&quot;; &quot;F&quot;))))))))))))" office:value-type="string" office:string-value="F" calcext:value-type="string">
            <text:p>F</text:p>
          </table:table-cell>
          <table:table-cell table:style-name="ce17" table:formula="of:=VLOOKUP([.AH6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table:number-columns-repeated="2"/>
          <table:table-cell table:style-name="ce7" table:formula="of:=[.O7]/50*0.15 + [.P7]/50*0.15 + [.Q7]/100*0.2" office:value-type="float" office:value="0.222" calcext:value-type="float">
            <text:p>0.2220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V7] + [.AB7] + [.AE7]" office:value-type="float" office:value="0" calcext:value-type="float">
            <text:p>0.00000</text:p>
          </table:table-cell>
          <table:table-cell table:style-name="ce15" table:formula="of:=IF([.AG7]&gt;=0.9875;&quot;A+&quot;;  IF([.AG7]&gt;=0.94; &quot;A&quot;; IF([.AG7]&gt;=0.9; &quot;A-&quot;; IF([.AG7]&gt;=0.87; &quot;B+&quot;; IF([.AG7]&gt;=0.84;&quot;B&quot;; IF([.AG7]&gt;=0.8; &quot;B-&quot;; IF([.AG7]&gt;=0.77; &quot;C+&quot;; IF([.AG7]&gt;=0.74;&quot;C&quot;; IF([.AG7]&gt;=0.7; &quot;C-&quot;; IF([.AG7]&gt;=0.67; &quot;D+&quot;; IF([.AG7]&gt;=0.64;&quot;D&quot;; IF([.AG7]&gt;=0.6; &quot;D-&quot;; &quot;F&quot;))))))))))))" office:value-type="string" office:string-value="F" calcext:value-type="string">
            <text:p>F</text:p>
          </table:table-cell>
          <table:table-cell table:style-name="ce17" table:formula="of:=VLOOKUP([.AH7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table:number-columns-repeated="2"/>
          <table:table-cell table:style-name="ce7" table:formula="of:=[.O8]/50*0.15 + [.P8]/50*0.15 + [.Q8]/100*0.2" office:value-type="float" office:value="0.186" calcext:value-type="float">
            <text:p>0.1860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V8] + [.AB8] + [.AE8]" office:value-type="float" office:value="0" calcext:value-type="float">
            <text:p>0.00000</text:p>
          </table:table-cell>
          <table:table-cell table:style-name="ce15" table:formula="of:=IF([.AG8]&gt;=0.9875;&quot;A+&quot;;  IF([.AG8]&gt;=0.94; &quot;A&quot;; IF([.AG8]&gt;=0.9; &quot;A-&quot;; IF([.AG8]&gt;=0.87; &quot;B+&quot;; IF([.AG8]&gt;=0.84;&quot;B&quot;; IF([.AG8]&gt;=0.8; &quot;B-&quot;; IF([.AG8]&gt;=0.77; &quot;C+&quot;; IF([.AG8]&gt;=0.74;&quot;C&quot;; IF([.AG8]&gt;=0.7; &quot;C-&quot;; IF([.AG8]&gt;=0.67; &quot;D+&quot;; IF([.AG8]&gt;=0.64;&quot;D&quot;; IF([.AG8]&gt;=0.6; &quot;D-&quot;; &quot;F&quot;))))))))))))" office:value-type="string" office:string-value="F" calcext:value-type="string">
            <text:p>F</text:p>
          </table:table-cell>
          <table:table-cell table:style-name="ce17" table:formula="of:=VLOOKUP([.AH8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7" calcext:value-type="float">
            <text:p>57</text:p>
          </table:table-cell>
          <table:table-cell table:style-name="ce5" table:number-columns-repeated="2"/>
          <table:table-cell table:style-name="ce7" table:formula="of:=[.O9]/50*0.15 + [.P9]/50*0.15 + [.Q9]/100*0.2" office:value-type="float" office:value="0.171" calcext:value-type="float">
            <text:p>0.171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8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style-name="ce7" table:formula="of:=[.O10]/50*0.15 + [.P10]/50*0.15 + [.Q10]/100*0.2" office:value-type="float" office:value="0.237" calcext:value-type="float">
            <text:p>0.2370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V10] + [.AB10] + [.AE10]" office:value-type="float" office:value="0" calcext:value-type="float">
            <text:p>0.00000</text:p>
          </table:table-cell>
          <table:table-cell table:style-name="ce15" table:formula="of:=IF([.AG10]&gt;=0.9875;&quot;A+&quot;;  IF([.AG10]&gt;=0.94; &quot;A&quot;; IF([.AG10]&gt;=0.9; &quot;A-&quot;; IF([.AG10]&gt;=0.87; &quot;B+&quot;; IF([.AG10]&gt;=0.84;&quot;B&quot;; IF([.AG10]&gt;=0.8; &quot;B-&quot;; IF([.AG10]&gt;=0.77; &quot;C+&quot;; IF([.AG10]&gt;=0.74;&quot;C&quot;; IF([.AG10]&gt;=0.7; &quot;C-&quot;; IF([.AG10]&gt;=0.67; &quot;D+&quot;; IF([.AG10]&gt;=0.64;&quot;D&quot;; IF([.AG10]&gt;=0.6; &quot;D-&quot;; &quot;F&quot;))))))))))))" office:value-type="string" office:string-value="F" calcext:value-type="string">
            <text:p>F</text:p>
          </table:table-cell>
          <table:table-cell table:style-name="ce17" table:formula="of:=VLOOKUP([.AH10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1]/50*0.15 + [.P11]/50*0.15 + [.Q11]/100*0.2" office:value-type="float" office:value="0.234" calcext:value-type="float">
            <text:p>0.234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V11] + [.AB11] + [.AE11]" office:value-type="float" office:value="0" calcext:value-type="float">
            <text:p>0.00000</text:p>
          </table:table-cell>
          <table:table-cell table:style-name="ce15" table:formula="of:=IF([.AG11]&gt;=0.9875;&quot;A+&quot;;  IF([.AG11]&gt;=0.94; &quot;A&quot;; IF([.AG11]&gt;=0.9; &quot;A-&quot;; IF([.AG11]&gt;=0.87; &quot;B+&quot;; IF([.AG11]&gt;=0.84;&quot;B&quot;; IF([.AG11]&gt;=0.8; &quot;B-&quot;; IF([.AG11]&gt;=0.77; &quot;C+&quot;; IF([.AG11]&gt;=0.74;&quot;C&quot;; IF([.AG11]&gt;=0.7; &quot;C-&quot;; IF([.AG11]&gt;=0.67; &quot;D+&quot;; IF([.AG11]&gt;=0.64;&quot;D&quot;; IF([.AG11]&gt;=0.6; &quot;D-&quot;; &quot;F&quot;))))))))))))" office:value-type="string" office:string-value="F" calcext:value-type="string">
            <text:p>F</text:p>
          </table:table-cell>
          <table:table-cell table:style-name="ce17" table:formula="of:=VLOOKUP([.AH11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style-name="ce7" table:formula="of:=[.O12]/50*0.15 + [.P12]/50*0.15 + [.Q12]/100*0.2" office:value-type="float" office:value="0.258" calcext:value-type="float">
            <text:p>0.258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V12] + [.AB12] + [.AE12]" office:value-type="float" office:value="0" calcext:value-type="float">
            <text:p>0.00000</text:p>
          </table:table-cell>
          <table:table-cell table:style-name="ce15" table:formula="of:=IF([.AG12]&gt;=0.9875;&quot;A+&quot;;  IF([.AG12]&gt;=0.94; &quot;A&quot;; IF([.AG12]&gt;=0.9; &quot;A-&quot;; IF([.AG12]&gt;=0.87; &quot;B+&quot;; IF([.AG12]&gt;=0.84;&quot;B&quot;; IF([.AG12]&gt;=0.8; &quot;B-&quot;; IF([.AG12]&gt;=0.77; &quot;C+&quot;; IF([.AG12]&gt;=0.74;&quot;C&quot;; IF([.AG12]&gt;=0.7; &quot;C-&quot;; IF([.AG12]&gt;=0.67; &quot;D+&quot;; IF([.AG12]&gt;=0.64;&quot;D&quot;; IF([.AG12]&gt;=0.6; &quot;D-&quot;; &quot;F&quot;))))))))))))" office:value-type="string" office:string-value="F" calcext:value-type="string">
            <text:p>F</text:p>
          </table:table-cell>
          <table:table-cell table:style-name="ce17" table:formula="of:=VLOOKUP([.AH12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style-name="ce7" table:formula="of:=[.O13]/50*0.15 + [.P13]/50*0.15 + [.Q13]/100*0.2" office:value-type="float" office:value="0.249" calcext:value-type="float">
            <text:p>0.24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V13] + [.AB13] + [.AE13]" office:value-type="float" office:value="0" calcext:value-type="float">
            <text:p>0.00000</text:p>
          </table:table-cell>
          <table:table-cell table:style-name="ce15" table:formula="of:=IF([.AG13]&gt;=0.9875;&quot;A+&quot;;  IF([.AG13]&gt;=0.94; &quot;A&quot;; IF([.AG13]&gt;=0.9; &quot;A-&quot;; IF([.AG13]&gt;=0.87; &quot;B+&quot;; IF([.AG13]&gt;=0.84;&quot;B&quot;; IF([.AG13]&gt;=0.8; &quot;B-&quot;; IF([.AG13]&gt;=0.77; &quot;C+&quot;; IF([.AG13]&gt;=0.74;&quot;C&quot;; IF([.AG13]&gt;=0.7; &quot;C-&quot;; IF([.AG13]&gt;=0.67; &quot;D+&quot;; IF([.AG13]&gt;=0.64;&quot;D&quot;; IF([.AG13]&gt;=0.6; &quot;D-&quot;; &quot;F&quot;))))))))))))" office:value-type="string" office:string-value="F" calcext:value-type="string">
            <text:p>F</text:p>
          </table:table-cell>
          <table:table-cell table:style-name="ce17" table:formula="of:=VLOOKUP([.AH13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table:number-columns-repeated="2"/>
          <table:table-cell table:style-name="ce7" table:formula="of:=[.O14]/50*0.15 + [.P14]/50*0.15 + [.Q14]/100*0.2" office:value-type="float" office:value="0.198" calcext:value-type="float">
            <text:p>0.198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V14] + [.AB14] + [.AE14]" office:value-type="float" office:value="0" calcext:value-type="float">
            <text:p>0.00000</text:p>
          </table:table-cell>
          <table:table-cell table:style-name="ce15" table:formula="of:=IF([.AG14]&gt;=0.9875;&quot;A+&quot;;  IF([.AG14]&gt;=0.94; &quot;A&quot;; IF([.AG14]&gt;=0.9; &quot;A-&quot;; IF([.AG14]&gt;=0.87; &quot;B+&quot;; IF([.AG14]&gt;=0.84;&quot;B&quot;; IF([.AG14]&gt;=0.8; &quot;B-&quot;; IF([.AG14]&gt;=0.77; &quot;C+&quot;; IF([.AG14]&gt;=0.74;&quot;C&quot;; IF([.AG14]&gt;=0.7; &quot;C-&quot;; IF([.AG14]&gt;=0.67; &quot;D+&quot;; IF([.AG14]&gt;=0.64;&quot;D&quot;; IF([.AG14]&gt;=0.6; &quot;D-&quot;; &quot;F&quot;))))))))))))" office:value-type="string" office:string-value="F" calcext:value-type="string">
            <text:p>F</text:p>
          </table:table-cell>
          <table:table-cell table:style-name="ce17" table:formula="of:=VLOOKUP([.AH14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table:number-columns-repeated="2"/>
          <table:table-cell table:style-name="ce7" table:formula="of:=[.O15]/50*0.15 + [.P15]/50*0.15 + [.Q15]/100*0.2" office:value-type="float" office:value="0.213" calcext:value-type="float">
            <text:p>0.2130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V15] + [.AB15] + [.AE15]" office:value-type="float" office:value="0" calcext:value-type="float">
            <text:p>0.00000</text:p>
          </table:table-cell>
          <table:table-cell table:style-name="ce15" table:formula="of:=IF([.AG15]&gt;=0.9875;&quot;A+&quot;;  IF([.AG15]&gt;=0.94; &quot;A&quot;; IF([.AG15]&gt;=0.9; &quot;A-&quot;; IF([.AG15]&gt;=0.87; &quot;B+&quot;; IF([.AG15]&gt;=0.84;&quot;B&quot;; IF([.AG15]&gt;=0.8; &quot;B-&quot;; IF([.AG15]&gt;=0.77; &quot;C+&quot;; IF([.AG15]&gt;=0.74;&quot;C&quot;; IF([.AG15]&gt;=0.7; &quot;C-&quot;; IF([.AG15]&gt;=0.67; &quot;D+&quot;; IF([.AG15]&gt;=0.64;&quot;D&quot;; IF([.AG15]&gt;=0.6; &quot;D-&quot;; &quot;F&quot;))))))))))))" office:value-type="string" office:string-value="F" calcext:value-type="string">
            <text:p>F</text:p>
          </table:table-cell>
          <table:table-cell table:style-name="ce17" table:formula="of:=VLOOKUP([.AH15]; [.$AN$2:.$AO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table:number-columns-repeated="2"/>
          <table:table-cell table:style-name="ce7" table:formula="of:=[.O16]/50*0.15 + [.P16]/50*0.15 + [.Q16]/100*0.2" office:value-type="float" office:value="0.156" calcext:value-type="float">
            <text:p>0.156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V16] + [.AB16] + [.AE16]" office:value-type="float" office:value="0" calcext:value-type="float">
            <text:p>0.00000</text:p>
          </table:table-cell>
          <table:table-cell table:style-name="ce15" table:formula="of:=IF([.AG16]&gt;=0.9875;&quot;A+&quot;;  IF([.AG16]&gt;=0.94; &quot;A&quot;; IF([.AG16]&gt;=0.9; &quot;A-&quot;; IF([.AG16]&gt;=0.87; &quot;B+&quot;; IF([.AG16]&gt;=0.84;&quot;B&quot;; IF([.AG16]&gt;=0.8; &quot;B-&quot;; IF([.AG16]&gt;=0.77; &quot;C+&quot;; IF([.AG16]&gt;=0.74;&quot;C&quot;; IF([.AG16]&gt;=0.7; &quot;C-&quot;; IF([.AG16]&gt;=0.67; &quot;D+&quot;; IF([.AG16]&gt;=0.64;&quot;D&quot;; IF([.AG16]&gt;=0.6; &quot;D-&quot;; &quot;F&quot;))))))))))))" office:value-type="string" office:string-value="F" calcext:value-type="string">
            <text:p>F</text:p>
          </table:table-cell>
          <table:table-cell table:style-name="ce17" table:formula="of:=VLOOKUP([.AH16]; [.$AN$2:.$AO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table:number-columns-repeated="2"/>
          <table:table-cell table:style-name="ce7" table:formula="of:=[.O17]/50*0.15 + [.P17]/50*0.15 + [.Q17]/100*0.2" office:value-type="float" office:value="0.195" calcext:value-type="float">
            <text:p>0.195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V17] + [.AB17] + [.AE17]" office:value-type="float" office:value="0" calcext:value-type="float">
            <text:p>0.00000</text:p>
          </table:table-cell>
          <table:table-cell table:style-name="ce15" table:formula="of:=IF([.AG17]&gt;=0.9875;&quot;A+&quot;;  IF([.AG17]&gt;=0.94; &quot;A&quot;; IF([.AG17]&gt;=0.9; &quot;A-&quot;; IF([.AG17]&gt;=0.87; &quot;B+&quot;; IF([.AG17]&gt;=0.84;&quot;B&quot;; IF([.AG17]&gt;=0.8; &quot;B-&quot;; IF([.AG17]&gt;=0.77; &quot;C+&quot;; IF([.AG17]&gt;=0.74;&quot;C&quot;; IF([.AG17]&gt;=0.7; &quot;C-&quot;; IF([.AG17]&gt;=0.67; &quot;D+&quot;; IF([.AG17]&gt;=0.64;&quot;D&quot;; IF([.AG17]&gt;=0.6; &quot;D-&quot;; &quot;F&quot;))))))))))))" office:value-type="string" office:string-value="F" calcext:value-type="string">
            <text:p>F</text:p>
          </table:table-cell>
          <table:table-cell table:style-name="ce17" table:formula="of:=VLOOKUP([.AH17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table:number-columns-repeated="2"/>
          <table:table-cell table:style-name="ce7" table:formula="of:=[.O18]/50*0.15 + [.P18]/50*0.15 + [.Q18]/100*0.2" office:value-type="float" office:value="0.216" calcext:value-type="float">
            <text:p>0.216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V18] + [.AB18] + [.AE18]" office:value-type="float" office:value="0" calcext:value-type="float">
            <text:p>0.00000</text:p>
          </table:table-cell>
          <table:table-cell table:style-name="ce15" table:formula="of:=IF([.AG18]&gt;=0.9875;&quot;A+&quot;;  IF([.AG18]&gt;=0.94; &quot;A&quot;; IF([.AG18]&gt;=0.9; &quot;A-&quot;; IF([.AG18]&gt;=0.87; &quot;B+&quot;; IF([.AG18]&gt;=0.84;&quot;B&quot;; IF([.AG18]&gt;=0.8; &quot;B-&quot;; IF([.AG18]&gt;=0.77; &quot;C+&quot;; IF([.AG18]&gt;=0.74;&quot;C&quot;; IF([.AG18]&gt;=0.7; &quot;C-&quot;; IF([.AG18]&gt;=0.67; &quot;D+&quot;; IF([.AG18]&gt;=0.64;&quot;D&quot;; IF([.AG18]&gt;=0.6; &quot;D-&quot;; &quot;F&quot;))))))))))))" office:value-type="string" office:string-value="F" calcext:value-type="string">
            <text:p>F</text:p>
          </table:table-cell>
          <table:table-cell table:style-name="ce17" table:formula="of:=VLOOKUP([.AH18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table:number-columns-repeated="2"/>
          <table:table-cell table:style-name="ce7" table:formula="of:=[.O19]/50*0.15 + [.P19]/50*0.15 + [.Q19]/100*0.2" office:value-type="float" office:value="0.234" calcext:value-type="float">
            <text:p>0.234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V19] + [.AB19] + [.AE19]" office:value-type="float" office:value="0" calcext:value-type="float">
            <text:p>0.00000</text:p>
          </table:table-cell>
          <table:table-cell table:style-name="ce15" table:formula="of:=IF([.AG19]&gt;=0.9875;&quot;A+&quot;;  IF([.AG19]&gt;=0.94; &quot;A&quot;; IF([.AG19]&gt;=0.9; &quot;A-&quot;; IF([.AG19]&gt;=0.87; &quot;B+&quot;; IF([.AG19]&gt;=0.84;&quot;B&quot;; IF([.AG19]&gt;=0.8; &quot;B-&quot;; IF([.AG19]&gt;=0.77; &quot;C+&quot;; IF([.AG19]&gt;=0.74;&quot;C&quot;; IF([.AG19]&gt;=0.7; &quot;C-&quot;; IF([.AG19]&gt;=0.67; &quot;D+&quot;; IF([.AG19]&gt;=0.64;&quot;D&quot;; IF([.AG19]&gt;=0.6; &quot;D-&quot;; &quot;F&quot;))))))))))))" office:value-type="string" office:string-value="F" calcext:value-type="string">
            <text:p>F</text:p>
          </table:table-cell>
          <table:table-cell table:style-name="ce17" table:formula="of:=VLOOKUP([.AH19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V20] + [.AB20] + [.AE20]" office:value-type="float" office:value="0" calcext:value-type="float">
            <text:p>0.00000</text:p>
          </table:table-cell>
          <table:table-cell table:style-name="ce15" table:formula="of:=IF([.AG20]&gt;=0.9875;&quot;A+&quot;;  IF([.AG20]&gt;=0.94; &quot;A&quot;; IF([.AG20]&gt;=0.9; &quot;A-&quot;; IF([.AG20]&gt;=0.87; &quot;B+&quot;; IF([.AG20]&gt;=0.84;&quot;B&quot;; IF([.AG20]&gt;=0.8; &quot;B-&quot;; IF([.AG20]&gt;=0.77; &quot;C+&quot;; IF([.AG20]&gt;=0.74;&quot;C&quot;; IF([.AG20]&gt;=0.7; &quot;C-&quot;; IF([.AG20]&gt;=0.67; &quot;D+&quot;; IF([.AG20]&gt;=0.64;&quot;D&quot;; IF([.AG20]&gt;=0.6; &quot;D-&quot;; &quot;F&quot;))))))))))))" office:value-type="string" office:string-value="F" calcext:value-type="string">
            <text:p>F</text:p>
          </table:table-cell>
          <table:table-cell table:style-name="ce17" table:formula="of:=VLOOKUP([.AH20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O2:.O19])" office:value-type="float" office:value="70.1111111111111" calcext:value-type="float">
            <text:p>70.1111111111</text:p>
          </table:table-cell>
          <table:table-cell table:style-name="ce5" table:number-columns-repeated="2"/>
          <table:table-cell table:style-name="ce7"/>
          <table:table-cell/>
          <table:table-cell table:style-name="ce5" table:formula="of:=AVERAGE([.T2:.T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V21] + [.AB21] + [.AE21]" office:value-type="float" office:value="0" calcext:value-type="float">
            <text:p>0.00000</text:p>
          </table:table-cell>
          <table:table-cell table:style-name="ce15" table:formula="of:=IF([.AG21]&gt;=0.9875;&quot;A+&quot;;  IF([.AG21]&gt;=0.94; &quot;A&quot;; IF([.AG21]&gt;=0.9; &quot;A-&quot;; IF([.AG21]&gt;=0.87; &quot;B+&quot;; IF([.AG21]&gt;=0.84;&quot;B&quot;; IF([.AG21]&gt;=0.8; &quot;B-&quot;; IF([.AG21]&gt;=0.77; &quot;C+&quot;; IF([.AG21]&gt;=0.74;&quot;C&quot;; IF([.AG21]&gt;=0.7; &quot;C-&quot;; IF([.AG21]&gt;=0.67; &quot;D+&quot;; IF([.AG21]&gt;=0.64;&quot;D&quot;; IF([.AG21]&gt;=0.6; &quot;D-&quot;; &quot;F&quot;))))))))))))" office:value-type="string" office:string-value="F" calcext:value-type="string">
            <text:p>F</text:p>
          </table:table-cell>
          <table:table-cell table:style-name="ce17" table:formula="of:=VLOOKUP([.AH21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2] + [.V22] + [.AB22] + [.AE22]" office:value-type="float" office:value="0" calcext:value-type="float">
            <text:p>0.00000</text:p>
          </table:table-cell>
          <table:table-cell table:style-name="ce15" table:formula="of:=IF([.AG22]&gt;=0.9875;&quot;A+&quot;;  IF([.AG22]&gt;=0.94; &quot;A&quot;; IF([.AG22]&gt;=0.9; &quot;A-&quot;; IF([.AG22]&gt;=0.87; &quot;B+&quot;; IF([.AG22]&gt;=0.84;&quot;B&quot;; IF([.AG22]&gt;=0.8; &quot;B-&quot;; IF([.AG22]&gt;=0.77; &quot;C+&quot;; IF([.AG22]&gt;=0.74;&quot;C&quot;; IF([.AG22]&gt;=0.7; &quot;C-&quot;; IF([.AG22]&gt;=0.67; &quot;D+&quot;; IF([.AG22]&gt;=0.64;&quot;D&quot;; IF([.AG22]&gt;=0.6; &quot;D-&quot;; &quot;F&quot;))))))))))))" office:value-type="string" office:string-value="F" calcext:value-type="string">
            <text:p>F</text:p>
          </table:table-cell>
          <table:table-cell table:style-name="ce17" table:formula="of:=VLOOKUP([.AH22]; [.$AN$2:.$AO$15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G2:.AG19])" office:value-type="float" office:value="0" calcext:value-type="float">
            <text:p>0</text:p>
          </table:table-cell>
          <table:table-cell table:style-name="ce12"/>
          <table:table-cell table:style-name="ce15" table:formula="of:=AVERAGE([.AI2:.AI22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8"/>
          <table:table-cell table:number-columns-repeated="3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010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8:10:43.24503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29T18:02:53.455665362</dc:date>
    <dc:creator>Gregory Kapfhammer</dc:creator>
    <meta:editing-duration>P6DT9H34M55S</meta:editing-duration>
    <meta:editing-cycles>21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47" meta:object-count="0"/>
  </office:meta>
</office:document-meta>
</file>